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ontAwesome" svg:font-family="FontAwesome"/>
    <style:font-face style:name="Helvetica" svg:font-family="Helvetica"/>
    <style:font-face style:name="Lucidasans1" svg:font-family="Lucidasans"/>
    <style:font-face style:name="Times" svg:font-family="Times"/>
    <style:font-face style:name="Courier New" svg:font-family="'Courier New'" style:font-family-generic="modern"/>
    <style:font-face style:name="C059" svg:font-family="C059" style:font-pitch="variable"/>
    <style:font-face style:name="DejaVu Serif" svg:font-family="'DejaVu Serif'" style:font-pitch="variable"/>
    <style:font-face style:name="LM Roman 8" svg:font-family="'LM Roman 8'" style:font-pitch="variable"/>
    <style:font-face style:name="Ubuntu" svg:font-family="Ubuntu" style:font-pitch="variable"/>
    <style:font-face style:name="cmex10" svg:font-family="cmex10" style:font-pitch="variable"/>
    <style:font-face style:name="cmr10" svg:font-family="cmr10" style:font-pitch="variable"/>
    <style:font-face style:name="cmsy10" svg:font-family="cmsy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1cm" fo:margin-right="0cm" fo:margin-top="0cm" fo:margin-bottom="0cm" loext:contextual-spacing="false" fo:text-align="start" style:justify-single-word="false" fo:orphans="0" fo:widows="0" fo:text-indent="0cm" style:auto-text-indent="false">
        <style:tab-stops>
          <style:tab-stop style:position="1cm"/>
        </style:tab-stops>
      </style:paragraph-properties>
      <style:text-properties officeooo:paragraph-rsid="0012bd3d"/>
    </style:style>
    <style:style style:name="P2" style:family="paragraph" style:parent-style-name="Standard">
      <style:paragraph-properties fo:margin-left="1cm" fo:margin-right="0cm" fo:margin-top="0cm" fo:margin-bottom="0cm" loext:contextual-spacing="false" fo:text-align="start" style:justify-single-word="false" fo:orphans="0" fo:widows="0" fo:text-indent="0cm" style:auto-text-indent="false" style:writing-mode="lr-tb">
        <style:tab-stops>
          <style:tab-stop style:position="0cm"/>
        </style:tab-stops>
      </style:paragraph-properties>
      <style:text-properties style:font-name="C059" fo:font-size="9pt" fo:font-style="normal" fo:font-weight="normal" officeooo:rsid="0024c6a5" officeooo:paragraph-rsid="0024c6a5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paragraph-properties fo:margin-left="1cm" fo:margin-right="0cm" fo:text-align="start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C059" fo:font-size="9pt" fo:font-weight="normal" style:font-size-asian="9pt" style:font-weight-asian="normal" style:font-weight-complex="normal"/>
    </style:style>
    <style:style style:name="P4" style:family="paragraph" style:parent-style-name="Standard">
      <style:paragraph-properties fo:margin-left="1cm" fo:margin-right="0cm" fo:margin-top="0.101cm" fo:margin-bottom="0cm" loext:contextual-spacing="false" fo:text-align="start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C059"/>
    </style:style>
    <style:style style:name="P5" style:family="paragraph" style:parent-style-name="Standard">
      <style:paragraph-properties fo:margin-left="1cm" fo:margin-right="0cm" fo:margin-top="0.101cm" fo:margin-bottom="0cm" loext:contextual-spacing="false" fo:text-align="start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C059" fo:font-size="9pt" fo:font-weight="bold" style:font-size-asian="9pt" style:font-weight-asian="bold"/>
    </style:style>
    <style:style style:name="P6" style:family="paragraph" style:parent-style-name="Standard">
      <style:paragraph-properties fo:margin-left="1cm" fo:margin-right="0cm" fo:margin-top="0.101cm" fo:margin-bottom="0cm" loext:contextual-spacing="false" fo:text-align="start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C059" fo:font-size="9pt" style:font-size-asian="9pt"/>
    </style:style>
    <style:style style:name="P7" style:family="paragraph" style:parent-style-name="Standard">
      <style:paragraph-properties fo:margin-left="2.501cm" fo:margin-right="0cm" fo:margin-top="0.3cm" fo:margin-bottom="0cm" loext:contextual-spacing="false" fo:text-align="start" style:justify-single-word="false" fo:orphans="0" fo:widows="0" fo:text-indent="-2.501cm" style:auto-text-indent="false">
        <style:tab-stops>
          <style:tab-stop style:position="0cm"/>
        </style:tab-stops>
      </style:paragraph-properties>
      <style:text-properties style:font-name="C059" fo:font-size="9pt" fo:font-style="normal" fo:font-weight="normal" officeooo:rsid="0024c6a5" officeooo:paragraph-rsid="0024c6a5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margin-left="2.501cm" fo:margin-right="0cm" fo:margin-top="0.3cm" fo:margin-bottom="0cm" loext:contextual-spacing="false" fo:text-align="start" style:justify-single-word="false" fo:orphans="0" fo:widows="0" fo:text-indent="-2.501cm" style:auto-text-indent="false">
        <style:tab-stops>
          <style:tab-stop style:position="0cm"/>
        </style:tab-stops>
      </style:paragraph-properties>
      <style:text-properties style:font-name="C059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paragraph-properties fo:margin-left="2.501cm" fo:margin-right="0cm" fo:margin-top="0.3cm" fo:margin-bottom="0cm" loext:contextual-spacing="false" fo:text-align="start" style:justify-single-word="false" fo:orphans="0" fo:widows="0" fo:text-indent="-2.501cm" style:auto-text-indent="false">
        <style:tab-stops>
          <style:tab-stop style:position="0cm"/>
        </style:tab-stops>
      </style:paragraph-properties>
      <style:text-properties style:font-name="C059"/>
    </style:style>
    <style:style style:name="P10" style:family="paragraph" style:parent-style-name="Standard">
      <style:paragraph-properties fo:margin-left="2.501cm" fo:margin-right="0cm" fo:margin-top="0.423cm" fo:margin-bottom="0cm" loext:contextual-spacing="false" fo:text-align="start" style:justify-single-word="false" fo:orphans="0" fo:widows="0" fo:text-indent="-2.501cm" style:auto-text-indent="false">
        <style:tab-stops>
          <style:tab-stop style:position="0cm"/>
        </style:tab-stops>
      </style:paragraph-properties>
      <style:text-properties style:font-name="C059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margin-left="2cm" fo:margin-right="0cm" fo:margin-top="0.212cm" fo:margin-bottom="0cm" loext:contextual-spacing="false" fo:text-indent="-2cm" style:auto-text-indent="false"/>
      <style:text-properties style:font-name="C059" fo:font-size="9pt" fo:language="zxx" fo:country="none" fo:font-style="italic" fo:font-weight="normal" officeooo:rsid="001bbcd9" officeooo:paragraph-rsid="001bbcd9" style:font-size-asian="9pt" style:language-asian="zxx" style:country-asian="none" style:font-style-asian="italic" style:font-weight-asian="normal" style:font-size-complex="9pt" style:font-style-complex="italic" style:font-weight-complex="normal"/>
    </style:style>
    <style:style style:name="P12" style:family="paragraph" style:parent-style-name="Standard">
      <style:paragraph-properties fo:margin-left="0cm" fo:margin-right="0cm" fo:margin-top="0.101cm" fo:margin-bottom="0cm" loext:contextual-spacing="false" fo:text-align="start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C059" fo:font-size="9pt" fo:language="zxx" fo:country="none" fo:font-style="italic" fo:font-weight="normal" style:font-size-asian="9pt" style:language-asian="zxx" style:country-asian="none" style:font-style-asian="italic" style:font-weight-asian="normal" style:font-size-complex="9pt" style:font-style-complex="italic" style:font-weight-complex="normal"/>
    </style:style>
    <style:style style:name="P13" style:family="paragraph" style:parent-style-name="Standard">
      <style:paragraph-properties fo:margin-left="0cm" fo:margin-right="0cm" fo:margin-top="0.101cm" fo:margin-bottom="0cm" loext:contextual-spacing="false" fo:text-align="start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C059" fo:font-size="9pt" style:font-size-asian="9pt"/>
    </style:style>
    <style:style style:name="P14" style:family="paragraph" style:parent-style-name="Standard" style:master-page-name="Standard">
      <style:paragraph-properties fo:margin-left="0cm" fo:margin-right="-0.002cm" fo:orphans="0" fo:widows="0" fo:text-indent="0cm" style:auto-text-indent="false" style:page-number="auto"/>
      <style:text-properties officeooo:paragraph-rsid="0024c6a5"/>
    </style:style>
    <style:style style:name="P15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C059" fo:font-size="9pt" fo:language="zxx" fo:country="none" fo:font-weight="normal" style:font-name-asian="OpenSymbol1" style:font-size-asian="9pt" style:language-asian="zxx" style:country-asian="none" style:font-weight-asian="normal" style:font-name-complex="OpenSymbol1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C059" fo:font-size="9pt" fo:language="zxx" fo:country="none" fo:font-weight="normal" officeooo:paragraph-rsid="0024c6a5" style:font-name-asian="OpenSymbol1" style:font-size-asian="9pt" style:language-asian="zxx" style:country-asian="none" style:font-weight-asian="normal" style:font-name-complex="OpenSymbol1" style:font-weight-complex="normal"/>
    </style:style>
    <style:style style:name="P17" style:family="paragraph" style:parent-style-name="Standard" style:list-style-name="L3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C059" fo:font-size="9pt" fo:language="zxx" fo:country="none" fo:font-weight="normal" style:font-name-asian="OpenSymbol1" style:font-size-asian="9pt" style:language-asian="zxx" style:country-asian="none" style:font-weight-asian="normal" style:font-name-complex="OpenSymbol1" style:font-weight-complex="normal"/>
    </style:style>
    <style:style style:name="P18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C059" fo:font-size="9pt" fo:language="zxx" fo:country="none" fo:font-weight="normal" officeooo:rsid="0024c6a5" officeooo:paragraph-rsid="0024c6a5" style:font-name-asian="OpenSymbol1" style:font-size-asian="9pt" style:language-asian="zxx" style:country-asian="none" style:font-weight-asian="normal" style:font-name-complex="OpenSymbol1" style:font-weight-complex="normal"/>
    </style:style>
    <style:style style:name="P19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C059" fo:font-size="9pt" fo:language="zxx" fo:country="none" fo:font-weight="normal" officeooo:rsid="002881ec" officeooo:paragraph-rsid="002881ec" style:font-name-asian="OpenSymbol1" style:font-size-asian="9pt" style:language-asian="zxx" style:country-asian="none" style:font-weight-asian="normal" style:font-name-complex="OpenSymbol1" style:font-weight-complex="normal"/>
    </style:style>
    <style:style style:name="P20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C059" fo:font-size="9pt" fo:language="zxx" fo:country="none" fo:font-weight="normal" officeooo:rsid="0029416a" officeooo:paragraph-rsid="0029416a" style:font-name-asian="OpenSymbol1" style:font-size-asian="9pt" style:language-asian="zxx" style:country-asian="none" style:font-weight-asian="normal" style:font-name-complex="OpenSymbol1" style:font-weight-complex="normal"/>
    </style:style>
    <style:style style:name="P21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C059" fo:font-size="9pt" fo:language="zxx" fo:country="none" fo:font-weight="normal" officeooo:rsid="002deee2" officeooo:paragraph-rsid="002deee2" style:font-name-asian="OpenSymbol1" style:font-size-asian="9pt" style:language-asian="zxx" style:country-asian="none" style:font-weight-asian="normal" style:font-name-complex="OpenSymbol1" style:font-weight-complex="normal"/>
    </style:style>
    <style:style style:name="P22" style:family="paragraph" style:parent-style-name="Standard" style:list-style-name="L3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C059" fo:font-size="9pt" fo:font-weight="normal" style:font-size-asian="9pt" style:font-weight-asian="normal" style:font-weight-complex="normal"/>
    </style:style>
    <style:style style:name="P23" style:family="paragraph" style:parent-style-name="Standard" style:list-style-name="L4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C059" fo:font-size="9pt" fo:font-weight="normal" style:font-size-asian="9pt" style:font-weight-asian="normal" style:font-weight-complex="normal"/>
    </style:style>
    <style:style style:name="P24" style:family="paragraph" style:parent-style-name="Standard" style:list-style-name="L4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C059" fo:font-size="9pt" fo:font-weight="normal" officeooo:paragraph-rsid="00158fb0" style:font-size-asian="9pt" style:font-weight-asian="normal" style:font-weight-complex="normal"/>
    </style:style>
    <style:style style:name="P25" style:family="paragraph" style:parent-style-name="Standard" style:list-style-name="L2">
      <style:paragraph-properties fo:margin-top="0cm" fo:margin-bottom="0cm" loext:contextual-spacing="false" fo:text-align="start" style:justify-single-word="false" fo:orphans="0" fo:widows="0">
        <style:tab-stops>
          <style:tab-stop style:position="1cm"/>
        </style:tab-stops>
      </style:paragraph-properties>
      <style:text-properties style:font-name="C059" officeooo:rsid="0012bd3d" officeooo:paragraph-rsid="0012bd3d"/>
    </style:style>
    <style:style style:name="P26" style:family="paragraph" style:parent-style-name="Standard" style:list-style-name="L5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style:font-name="C059" officeooo:paragraph-rsid="003266ee"/>
    </style:style>
    <style:style style:name="P27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>
        <style:tab-stops>
          <style:tab-stop style:position="0cm"/>
        </style:tab-stops>
      </style:paragraph-properties>
      <style:text-properties officeooo:paragraph-rsid="0012bd3d"/>
    </style:style>
    <style:style style:name="P28" style:family="paragraph" style:parent-style-name="Standard" style:list-style-name="L2">
      <style:paragraph-properties fo:margin-top="0cm" fo:margin-bottom="0cm" loext:contextual-spacing="false" fo:text-align="start" style:justify-single-word="false" fo:orphans="0" fo:widows="0">
        <style:tab-stops>
          <style:tab-stop style:position="1cm"/>
        </style:tab-stops>
      </style:paragraph-properties>
      <style:text-properties officeooo:paragraph-rsid="00236d0f"/>
    </style:style>
    <style:style style:name="P29" style:family="paragraph" style:parent-style-name="Heading_20_5">
      <style:paragraph-properties fo:margin-left="0cm" fo:margin-right="0cm" fo:margin-top="0.499cm" fo:margin-bottom="0cm" loext:contextual-spacing="false" fo:text-align="start" style:justify-single-word="false" fo:orphans="0" fo:widows="0" fo:text-indent="0cm" style:auto-text-indent="false" fo:keep-with-next="auto" style:writing-mode="lr-tb">
        <style:tab-stops>
          <style:tab-stop style:position="2.251cm"/>
        </style:tab-stops>
      </style:paragraph-properties>
      <style:text-properties fo:font-variant="small-caps" style:use-window-font-color="true" style:text-position="25% 100%" style:font-name="C059" fo:font-size="14pt" fo:letter-spacing="0.035cm" fo:language="fr" fo:country="FR" fo:font-style="normal" style:text-underline-style="none" fo:font-weight="normal" officeooo:rsid="00185ad4" officeooo:paragraph-rsid="0033039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0" style:family="paragraph" style:parent-style-name="Heading_20_5">
      <style:paragraph-properties fo:margin-left="0cm" fo:margin-right="0cm" fo:margin-top="0.499cm" fo:margin-bottom="0cm" loext:contextual-spacing="false" fo:text-align="start" style:justify-single-word="false" fo:orphans="0" fo:widows="0" fo:text-indent="0cm" style:auto-text-indent="false" fo:keep-with-next="auto" style:writing-mode="lr-tb">
        <style:tab-stops>
          <style:tab-stop style:position="2.251cm"/>
        </style:tab-stops>
      </style:paragraph-properties>
      <style:text-properties fo:font-variant="small-caps" style:use-window-font-color="true" style:text-position="25% 100%" style:font-name="C059" fo:font-size="14pt" fo:letter-spacing="0.035cm" fo:language="fr" fo:country="FR" fo:font-style="normal" style:text-underline-style="none" fo:font-weight="normal" officeooo:paragraph-rsid="0033039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1" style:family="paragraph" style:parent-style-name="Heading_20_4" style:master-page-name="">
      <style:paragraph-properties fo:margin-left="0cm" fo:margin-right="0cm" fo:margin-top="0.499cm" fo:margin-bottom="0cm" loext:contextual-spacing="false" fo:text-align="start" style:justify-single-word="false" fo:orphans="0" fo:widows="0" fo:text-indent="0cm" style:auto-text-indent="false" style:page-number="auto" fo:keep-with-next="auto" style:writing-mode="lr-tb">
        <style:tab-stops>
          <style:tab-stop style:position="2.251cm"/>
        </style:tab-stops>
      </style:paragraph-properties>
      <style:text-properties fo:font-size="14pt" style:text-underline-style="none" style:font-size-asian="14pt" style:font-size-complex="14pt"/>
    </style:style>
    <style:style style:name="P32" style:family="paragraph" style:parent-style-name="Heading_20_4">
      <style:paragraph-properties fo:margin-left="0cm" fo:margin-right="0cm" fo:margin-top="0.499cm" fo:margin-bottom="0cm" loext:contextual-spacing="false" fo:text-align="start" style:justify-single-word="false" fo:orphans="0" fo:widows="0" fo:text-indent="0cm" style:auto-text-indent="false" fo:keep-with-next="auto" style:writing-mode="lr-tb">
        <style:tab-stops>
          <style:tab-stop style:position="2.251cm"/>
        </style:tab-stops>
      </style:paragraph-properties>
      <style:text-properties fo:font-variant="small-caps" style:use-window-font-color="true" style:text-position="25% 100%" style:font-name="C059" fo:font-size="14pt" fo:letter-spacing="0.035cm" fo:language="fr" fo:country="FR" fo:font-style="normal" style:text-underline-style="none" fo:font-weight="normal" officeooo:rsid="00185ad4" officeooo:paragraph-rsid="0033039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3" style:family="paragraph" style:parent-style-name="Heading_20_6">
      <style:paragraph-properties fo:margin-left="0cm" fo:margin-right="0cm" fo:margin-top="0.499cm" fo:margin-bottom="0cm" loext:contextual-spacing="false" fo:text-align="start" style:justify-single-word="false" fo:orphans="0" fo:widows="0" fo:text-indent="0cm" style:auto-text-indent="false" fo:keep-with-next="auto" style:writing-mode="lr-tb">
        <style:tab-stops>
          <style:tab-stop style:position="2.251cm"/>
        </style:tab-stops>
      </style:paragraph-properties>
      <style:text-properties fo:font-variant="small-caps" style:use-window-font-color="true" style:text-position="25% 100%" style:font-name="C059" fo:font-size="14pt" fo:letter-spacing="0.035cm" fo:language="fr" fo:country="FR" fo:font-style="normal" style:text-underline-style="none" fo:font-weight="normal" officeooo:rsid="00185ad4" officeooo:paragraph-rsid="0033039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4" style:family="paragraph" style:parent-style-name="Commentaire">
      <style:paragraph-properties fo:text-align="center" style:justify-single-word="false"/>
      <style:text-properties style:font-name="LM Roman 8" fo:font-size="16pt" fo:font-weight="bold" officeooo:paragraph-rsid="0036e240" style:font-size-asian="16pt" style:font-weight-asian="bold" style:font-size-complex="16pt" style:font-weight-complex="normal"/>
    </style:style>
    <style:style style:name="P35" style:family="paragraph" style:parent-style-name="Commentaire">
      <style:paragraph-properties fo:margin-top="0.199cm" fo:margin-bottom="0cm" loext:contextual-spacing="false" fo:text-align="center" style:justify-single-word="false" style:writing-mode="lr-tb"/>
      <style:text-properties fo:color="#333333" style:font-name="LM Roman 8" fo:font-size="12pt" fo:font-style="italic" fo:font-weight="normal" officeooo:paragraph-rsid="0036e240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1pt" fo:language="zxx" fo:country="none" fo:font-weight="normal" style:font-size-asian="11pt" style:language-asian="zxx" style:country-asian="non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complex="normal"/>
    </style:style>
    <style:style style:name="T4" style:family="text">
      <style:text-properties style:font-weight-complex="bold"/>
    </style:style>
    <style:style style:name="T5" style:family="text">
      <style:text-properties fo:font-size="9pt" fo:font-weight="bold" style:font-size-asian="9pt" style:font-weight-asian="bold"/>
    </style:style>
    <style:style style:name="T6" style:family="text">
      <style:text-properties fo:font-size="9pt" fo:font-weight="bold" style:font-size-asian="9pt" style:font-weight-asian="bold" style:font-weight-complex="bold"/>
    </style:style>
    <style:style style:name="T7" style:family="text">
      <style:text-properties fo:font-size="9pt" fo:font-weight="normal" style:font-size-asian="9pt" style:font-weight-asian="normal" style:font-weight-complex="normal"/>
    </style:style>
    <style:style style:name="T8" style:family="text">
      <style:text-properties fo:font-size="9pt" style:font-size-asian="9pt"/>
    </style:style>
    <style:style style:name="T9" style:family="text">
      <style:text-properties fo:font-size="9pt" officeooo:rsid="001aab0d" style:font-size-asian="9pt"/>
    </style:style>
    <style:style style:name="T10" style:family="text">
      <style:text-properties fo:font-size="9pt" officeooo:rsid="00185ad4" style:font-size-asian="9pt"/>
    </style:style>
    <style:style style:name="T11" style:family="text">
      <style:text-properties fo:font-size="9pt" fo:language="zxx" fo:country="none" fo:font-weight="normal" style:font-size-asian="9pt" style:language-asian="zxx" style:country-asian="none" style:font-weight-asian="normal" style:font-weight-complex="normal"/>
    </style:style>
    <style:style style:name="T12" style:family="text">
      <style:text-properties fo:font-size="9pt" fo:language="zxx" fo:country="none" fo:font-weight="normal" officeooo:rsid="0026550b" style:font-size-asian="9pt" style:language-asian="zxx" style:country-asian="none" style:font-weight-asian="normal" style:font-weight-complex="normal"/>
    </style:style>
    <style:style style:name="T13" style:family="text">
      <style:text-properties fo:font-size="9pt" fo:language="zxx" fo:country="none" fo:font-weight="normal" style:font-name-asian="OpenSymbol1" style:font-size-asian="9pt" style:language-asian="zxx" style:country-asian="none" style:font-weight-asian="normal" style:font-name-complex="OpenSymbol1" style:font-weight-complex="normal"/>
    </style:style>
    <style:style style:name="T14" style:family="text">
      <style:text-properties fo:font-size="9pt" fo:font-style="italic" style:font-size-asian="9pt" style:font-style-asian="italic"/>
    </style:style>
    <style:style style:name="T15" style:family="text">
      <style:text-properties fo:font-size="9pt" fo:font-style="italic" style:font-size-asian="9pt" style:font-style-asian="italic" style:font-style-complex="italic"/>
    </style:style>
    <style:style style:name="T16" style:family="text">
      <style:text-properties fo:font-size="9pt" fo:font-style="italic" officeooo:rsid="001aab0d" style:font-size-asian="9pt" style:font-style-asian="italic" style:font-style-complex="italic"/>
    </style:style>
    <style:style style:name="T17" style:family="text">
      <style:text-properties fo:font-size="9pt" fo:font-style="italic" fo:font-weight="normal" style:font-size-asian="9pt" style:font-style-asian="italic" style:font-weight-asian="normal" style:font-style-complex="italic" style:font-weight-complex="normal"/>
    </style:style>
    <style:style style:name="T18" style:family="text">
      <style:text-properties fo:font-size="9pt" fo:font-style="italic" fo:font-weight="normal" officeooo:rsid="00152b7e" style:font-size-asian="9pt" style:font-style-asian="italic" style:font-weight-asian="normal" style:font-style-complex="italic" style:font-weight-complex="normal"/>
    </style:style>
    <style:style style:name="T1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0" style:family="text">
      <style:text-properties fo:language="zxx" fo:country="none" style:font-name-asian="OpenSymbol1" style:language-asian="zxx" style:country-asian="none" style:font-name-complex="OpenSymbol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use-window-font-color="true" fo:font-size="9pt" fo:language="zxx" fo:country="none" fo:font-weight="normal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23" style:family="text">
      <style:text-properties style:use-window-font-color="true" fo:font-size="9pt" fo:language="zxx" fo:country="none" fo:font-weight="normal" officeooo:rsid="00216fb6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24" style:family="text">
      <style:text-properties style:use-window-font-color="true" fo:font-size="9pt" fo:language="zxx" fo:country="none" fo:font-weight="normal" officeooo:rsid="0014878d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25" style:family="text">
      <style:text-properties style:use-window-font-color="true" style:font-name="C059" fo:font-size="9pt" fo:language="zxx" fo:country="none" fo:font-weight="normal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26" style:family="text">
      <style:text-properties style:use-window-font-color="true" style:font-name="C059" fo:font-size="9pt" fo:language="zxx" fo:country="none" fo:font-weight="normal" officeooo:rsid="0012bd3d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27" style:family="text">
      <style:text-properties style:use-window-font-color="true" style:font-name="C059" fo:font-size="9pt" fo:language="zxx" fo:country="none" fo:font-weight="normal" officeooo:rsid="000fa77f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28" style:family="text">
      <style:text-properties style:use-window-font-color="true" style:font-name="C059" fo:font-size="9pt" fo:language="zxx" fo:country="none" fo:font-weight="normal" officeooo:rsid="002be76a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29" style:family="text">
      <style:text-properties style:use-window-font-color="true" style:font-name="C059" fo:font-size="9pt" fo:language="zxx" fo:country="none" fo:font-weight="normal" officeooo:rsid="00236d0f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30" style:family="text">
      <style:text-properties style:use-window-font-color="true" style:font-name="C059" fo:font-size="9pt" fo:language="zxx" fo:country="none" fo:font-weight="normal" officeooo:rsid="00385c12" style:font-name-asian="OpenSymbol1" style:font-size-asian="9pt" style:language-asian="zxx" style:country-asian="none" style:font-weight-asian="normal" style:font-name-complex="OpenSymbol1" style:font-size-complex="10pt" style:language-complex="ar" style:country-complex="SA" style:font-weight-complex="normal"/>
    </style:style>
    <style:style style:name="T31" style:family="text">
      <style:text-properties style:use-window-font-color="true" style:font-name="C059" fo:font-size="9pt" fo:language="zxx" fo:country="none" fo:font-style="italic" fo:font-weight="normal" style:font-name-asian="OpenSymbol1" style:font-size-asian="9pt" style:language-asian="zxx" style:country-asian="none" style:font-style-asian="italic" style:font-weight-asian="normal" style:font-name-complex="OpenSymbol1" style:font-size-complex="10pt" style:language-complex="ar" style:country-complex="SA" style:font-style-complex="italic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1263ad" style:font-style-asian="italic" style:font-style-complex="italic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officeooo:rsid="001263ad" style:font-name-asian="Times New Roman" style:font-style-asian="italic" style:font-name-complex="Times New Roman" style:font-style-complex="italic"/>
    </style:style>
    <style:style style:name="T36" style:family="text">
      <style:text-properties officeooo:rsid="00185ad4"/>
    </style:style>
    <style:style style:name="T37" style:family="text">
      <style:text-properties fo:color="#333333" style:font-name="C059" fo:font-size="9pt" fo:font-style="italic" style:font-size-asian="9pt" style:font-style-asian="italic" style:font-style-complex="italic"/>
    </style:style>
    <style:style style:name="T38" style:family="text">
      <style:text-properties fo:color="#333333" style:font-name="C059" fo:font-size="9pt" fo:font-style="italic" officeooo:rsid="0024c6a5" style:font-size-asian="9pt" style:font-style-asian="italic" style:font-style-complex="italic"/>
    </style:style>
    <style:style style:name="T39" style:family="text">
      <style:text-properties fo:color="#333333" style:font-name="C059" fo:font-size="9pt" fo:font-style="italic" officeooo:rsid="000dca3f" style:font-size-asian="9pt" style:font-style-asian="italic" style:font-style-complex="italic"/>
    </style:style>
    <style:style style:name="T40" style:family="text">
      <style:text-properties fo:color="#333333" style:font-name="C059" fo:font-size="9pt" fo:font-style="italic" officeooo:rsid="00118423" style:font-size-asian="9pt" style:font-style-asian="italic" style:font-style-complex="italic"/>
    </style:style>
    <style:style style:name="T41" style:family="text">
      <style:text-properties fo:color="#333333" style:font-name="C059" fo:font-size="9pt" fo:font-style="normal" style:text-underline-style="none" style:font-size-asian="9pt" style:font-style-asian="normal" style:font-style-complex="normal"/>
    </style:style>
    <style:style style:name="T42" style:family="text">
      <style:text-properties fo:color="#333333" style:font-name="C059" fo:font-size="9pt" fo:font-style="normal" style:font-size-asian="9pt" style:font-style-asian="normal" style:font-style-complex="normal"/>
    </style:style>
    <style:style style:name="T43" style:family="text">
      <style:text-properties fo:color="#333333" style:font-name="C059" fo:font-size="9pt" fo:font-style="normal" officeooo:rsid="0024c6a5" style:font-size-asian="9pt" style:font-style-asian="normal" style:font-style-complex="normal"/>
    </style:style>
    <style:style style:name="T44" style:family="text">
      <style:text-properties fo:color="#333333" style:font-name="C059" fo:font-size="9pt" fo:font-style="normal" officeooo:rsid="002881ec" style:font-size-asian="9pt" style:font-style-asian="normal" style:font-style-complex="normal"/>
    </style:style>
    <style:style style:name="T45" style:family="text">
      <style:text-properties officeooo:rsid="0024c6a5"/>
    </style:style>
    <style:style style:name="T46" style:family="text">
      <style:text-properties officeooo:rsid="00269ff4"/>
    </style:style>
    <style:style style:name="T47" style:family="text">
      <style:text-properties officeooo:rsid="002881ec"/>
    </style:style>
    <style:style style:name="T48" style:family="text">
      <style:text-properties officeooo:rsid="0029416a"/>
    </style:style>
    <style:style style:name="T49" style:family="text">
      <style:text-properties officeooo:rsid="002adbf3"/>
    </style:style>
    <style:style style:name="T50" style:family="text">
      <style:text-properties style:font-name="C059"/>
    </style:style>
    <style:style style:name="T51" style:family="text">
      <style:text-properties style:font-name="C059" fo:font-size="9pt" fo:language="zxx" fo:country="none" fo:font-weight="normal" style:font-name-asian="OpenSymbol1" style:font-size-asian="9pt" style:language-asian="zxx" style:country-asian="none" style:font-weight-asian="normal" style:font-name-complex="OpenSymbol1" style:font-weight-complex="normal"/>
    </style:style>
    <style:style style:name="T52" style:family="text">
      <style:text-properties fo:font-variant="small-caps" style:text-position="25% 100%" style:font-name="C059" fo:letter-spacing="0.035cm" fo:font-style="normal" fo:font-weight="normal" officeooo:rsid="00330392" style:font-name-asian="Times New Roman" style:font-style-asian="normal" style:font-weight-asian="normal" style:font-name-complex="Times New Roman" style:font-style-complex="normal" style:font-weight-complex="normal"/>
    </style:style>
    <style:style style:name="T53" style:family="text">
      <style:text-properties fo:font-variant="small-caps" style:text-position="25% 100%" style:font-name="C059" fo:letter-spacing="0.035cm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variant="small-caps" style:text-position="25% 100%" style:font-name="C059" fo:letter-spacing="0.035cm" fo:font-style="normal" fo:font-weight="normal" officeooo:rsid="00118423" style:font-style-asian="normal" style:font-weight-asian="normal" style:font-style-complex="normal" style:font-weight-complex="normal"/>
    </style:style>
    <style:style style:name="T55" style:family="text">
      <style:text-properties fo:font-variant="small-caps" style:text-position="25% 100%" style:font-name="FontAwesome" fo:letter-spacing="0.035cm" fo:font-style="normal" fo:font-weight="normal" officeooo:rsid="00330392" style:font-name-asian="FontAwesome" style:font-style-asian="normal" style:font-weight-asian="normal" style:font-name-complex="FontAwesome" style:font-style-complex="normal" style:font-weight-complex="normal"/>
    </style:style>
    <style:style style:name="T56" style:family="text">
      <style:text-properties officeooo:rsid="00330392"/>
    </style:style>
    <style:style style:name="T57" style:family="text">
      <style:text-properties style:font-name="FontAwesome" officeooo:rsid="00330392" style:font-name-asian="FontAwesome" style:font-name-complex="FontAwesom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Sect1" style:family="section">
      <style:section-properties style:writing-mode="lr-tb" style:editable="false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38">29, route d’Opme</text:span><text:span text:style-name="T37"><text:line-break/></text:span><text:span text:style-name="T38">63450 Chanonat</text:span><text:span text:style-name="T39">, </text:span><text:span text:style-name="T40">France</text:span><draw:frame draw:style-name="fr1" draw:name="Cadre1" text:anchor-type="char" svg:x="6.71cm" svg:y="0.771cm" svg:width="10.356cm" svg:height="1.633cm" draw:z-index="0"><draw:text-box><text:p text:style-name="P34">Thomas BELLEMBOIS</text:p><text:p text:style-name="P35">Administrateur système et réseau</text:p></draw:text-box></draw:frame><text:span text:style-name="T37"><text:line-break/>06.64.22.99.45<text:line-break/></text:span><text:a xlink:type="simple" xlink:href="mailto:thomas.bellembois@gmail.com" text:style-name="Internet_20_link" text:visited-style-name="Visited_20_Internet_20_Link"><text:span text:style-name="T41">thomas.bellembois@gmail.com</text:span></text:a><text:span text:style-name="T42"><text:line-break/></text:span><text:span text:style-name="T43">https://tbellemb.web.cern.ch/</text:span><text:span text:style-name="T42"><text:line-break/></text:span><text:span text:style-name="T44">40</text:span><text:span text:style-name="T42"> ans - permis A et B</text:span></text:p>
      <text:h text:style-name="P31" text:outline-level="4"><text:span text:style-name="T55"></text:span><text:span text:style-name="T52"> </text:span><text:span text:style-name="T53">E</text:span><text:span text:style-name="T54">xpériences professionnelles</text:span></text:h>
      <text:p text:style-name="P7">Juillet 2015</text:p>
      <text:p text:style-name="P2"><text:span text:style-name="T21">Administrateur système </text:span>au L<text:span text:style-name="T48">PC</text:span> de Clermont-Ferrand (poste titulaire CNRS IGE).</text:p>
      <text:list xml:id="list2133034854646608399" text:style-name="L1">
        <text:list-item>
          <text:p text:style-name="P16">Administration de serveurs Linux (<text:span text:style-name="T45">CentOS</text:span>, <text:span text:style-name="T45">Proxmox</text:span>).</text:p>
        </text:list-item>
        <text:list-item>
          <text:p text:style-name="P18"><text:span text:style-name="T47">Mise en place </text:span>d'<text:span text:style-name="T47">une</text:span> solution de stockage CEPH.</text:p>
        </text:list-item>
        <text:list-item>
          <text:p text:style-name="P19">Mise en place d'une solution d'installation et de configuration de serveurs Foreman/Puppet.</text:p>
        </text:list-item>
        <text:list-item>
          <text:p text:style-name="P18">Administration de l'infrastructure locale Tiers 2 de la grille de calcul du CERN.</text:p>
        </text:list-item>
        <text:list-item>
          <text:p text:style-name="P20">Développement d'une application de gestion des nouveaux entrants (language Golang).</text:p>
        </text:list-item>
        <text:list-item>
          <text:p text:style-name="P21">Encadrement de TP de bureautique aux élèves de 1ère année de l'IUT de biologie de Clermont-Ferrand.</text:p>
        </text:list-item>
      </text:list>
      <text:p text:style-name="P8">Septembre 2008</text:p>
      <text:p text:style-name="P3"><text:span text:style-name="T21">Administrateur système</text:span> à <text:span text:style-name="T32">l'</text:span><text:span text:style-name="T35">É</text:span><text:span text:style-name="T32">cole </text:span><text:span text:style-name="T33">N</text:span><text:span text:style-name="T32">ormale </text:span><text:span text:style-name="T33">S</text:span><text:span text:style-name="T32">upérieure de Lyon</text:span> (poste titulaire IGE).</text:p>
      <text:list xml:id="list195829964455175" text:continue-numbering="true" text:style-name="L1">
        <text:list-item>
          <text:p text:style-name="P15">Administration de serveurs Linux (Debian, Xen) parmis lesquels: ENT ESUP-Portail, serveur de listes SYMPA, portail captif WIFI, serveurs Web, serveur de stockage.</text:p>
        </text:list-item>
        <text:list-item>
          <text:p text:style-name="P27"><text:span text:style-name="T51">Étude et développement d'une application Web de gestion de produits chimiques en Python/Web2py (</text:span><text:a xlink:type="simple" xlink:href="https://groupes.renater.fr/wiki/chimitheque/index" text:style-name="Internet_20_link" text:visited-style-name="Visited_20_Internet_20_Link"><text:span text:style-name="T51">https://groupes.renater.fr/wiki/chimitheque/index</text:span></text:a><text:span text:style-name="T51">).</text:span></text:p>
        </text:list-item>
      </text:list>
      <text:p text:style-name="P1"><text:span text:style-name="T30">affecté</text:span><text:span text:style-name="T25"> </text:span><text:span text:style-name="T26">en septembre 2013 </text:span><text:span text:style-name="T25">à </text:span><text:span text:style-name="T31">l'Institut de Génomique Fonctionnelle de Lyon</text:span><text:span text:style-name="T25">– </text:span><text:a xlink:type="simple" xlink:href="http://igfl.ens-lyon.fr/" text:style-name="Internet_20_link" text:visited-style-name="Visited_20_Internet_20_Link"><text:span text:style-name="T50">http://igfl.ens-lyon.fr/</text:span></text:a><text:span text:style-name="T25">).</text:span></text:p>
      <text:list xml:id="list1007444475470823850" text:style-name="L2">
        <text:list-item>
          <text:p text:style-name="P28"><text:span text:style-name="T26">A</text:span><text:span text:style-name="T27">dministration d'un cluster de calcul </text:span><text:span text:style-name="T28">OGE</text:span><text:span text:style-name="T27"> </text:span><text:span text:style-name="T26">et d'une </text:span><text:span text:style-name="T27">platforme Galaxy </text:span><text:span text:style-name="T29">(</text:span><text:a xlink:type="simple" xlink:href="http://galaxyproject.org/" text:style-name="Internet_20_link" text:visited-style-name="Visited_20_Internet_20_Link"><text:span text:style-name="T50">http://galaxyproject.org/</text:span></text:a><text:span text:style-name="T29">)</text:span><text:span text:style-name="T25">.</text:span></text:p>
        </text:list-item>
        <text:list-item>
          <text:p text:style-name="P25"><text:span text:style-name="T22">Administration d</text:span><text:span text:style-name="T23">'</text:span><text:span text:style-name="T22">u</text:span><text:span text:style-name="T23">n</text:span><text:span text:style-name="T22"> serveur de fichiers (Samba, ZFS)</text:span></text:p>
        </text:list-item>
        <text:list-item>
          <text:p text:style-name="P25"><text:span text:style-name="T24">Installation et d</text:span><text:span text:style-name="T22">éveloppement d'outils pour la recherche.</text:span></text:p>
        </text:list-item>
      </text:list>
      <text:p text:style-name="P8">Décembre 2006</text:p>
      <text:p text:style-name="P4"><text:span text:style-name="T6">Administrateur</text:span><text:span text:style-name="T5"> système</text:span><text:span text:style-name="T7"> à </text:span><text:span text:style-name="T18">l'</text:span><text:span text:style-name="T17">Institut National de Recherche Pédagogique</text:span><text:span text:style-name="T7"> de Lyon (poste titulaire).</text:span></text:p>
      <text:list xml:id="list8490903626682785441" text:style-name="L3">
        <text:list-item>
          <text:p text:style-name="P17">Administration de serveurs Linux (Debian, Xen - RedHat).</text:p>
        </text:list-item>
        <text:list-item>
          <text:p text:style-name="P22"><text:span text:style-name="T20">Étude</text:span> et développement d'applications Web en Php/MySQL <text:span text:style-name="T49">pour l</text:span>es équipes de recherche.</text:p>
        </text:list-item>
      </text:list>
      <text:p text:style-name="P10">Juin 2004</text:p>
      <text:p text:style-name="P5"><text:span text:style-name="T3">Ingénieur en développement d'applications</text:span><text:span text:style-name="T2"> au CRI de </text:span><text:span text:style-name="T34">l'université de Rennes 1</text:span><text:span text:style-name="T2"> (poste contractuel – 2 ans et demi)</text:span><text:span text:style-name="T4"> pour le consortium ESUP-PORTAIL</text:span><text:span text:style-name="T2">.</text:span></text:p>
      <text:list xml:id="list4143501994861220824" text:style-name="L4">
        <text:list-item>
          <text:p text:style-name="P24"><text:span text:style-name="T20">Étude</text:span> et développement de la solution de stockage WebDAV (JAVA/Tomcat) intégrée à l'ENT ESUP-Portail.</text:p>
        </text:list-item>
        <text:list-item>
          <text:p text:style-name="P24">Support aux établissements utilisateurs du portail ESUP.</text:p>
        </text:list-item>
        <text:list-item>
          <text:p text:style-name="P23">Présentation de la solution aux JRES 2006 à Marseille.</text:p>
        </text:list-item>
      </text:list>
      <text:p text:style-name="P10">Mars 2003</text:p>
      <text:p text:style-name="P4"><text:span text:style-name="T5">Ingénieur en développement </text:span><text:span text:style-name="T8">chez </text:span><text:span text:style-name="T15">ETIAM</text:span><text:span text:style-name="T8"> (éditeur de logiciels d’imagerie et communication médicale) à Rennes (stage de fin d’études – 6 mois).</text:span></text:p>
      <text:list xml:id="list996210146127857783" text:style-name="L5">
        <text:list-item>
          <text:p text:style-name="P26"><text:span text:style-name="T13">Étude</text:span><text:span text:style-name="T8"> et développement d’une interface Web </text:span><text:span text:style-name="T7">en Php/MySQL</text:span><text:span text:style-name="T8"> permettant la communication d'images médicales dans un réseau local d'hôpital.</text:span></text:p>
        </text:list-item>
      </text:list>
      <text:h text:style-name="P33" text:outline-level="6"><text:span text:style-name="T57"></text:span><text:span text:style-name="T56"> </text:span><text:bookmark-start text:name="__DdeLink__210_1943896563"/>Formation<text:bookmark-end text:name="__DdeLink__210_1943896563"/></text:h>
      <text:p text:style-name="P9"><text:span text:style-name="T19">2000-2003 : </text:span><text:span text:style-name="T7">Licence, Maîtrise,</text:span><text:span text:style-name="T5"> DESS ISA</text:span><text:span text:style-name="T14"> </text:span><text:span text:style-name="T8">(Informatique et Ses Applications) à </text:span><text:span text:style-name="T15">l’IFSIC, université de Rennes </text:span><text:span text:style-name="T16">1</text:span><text:span text:style-name="T9">.</text:span></text:p>
      <text:h text:style-name="P29" text:outline-level="5"><text:span text:style-name="T57"></text:span><text:span text:style-name="T56"> Langues</text:span></text:h>
      <text:p text:style-name="P13">Anglais : Lu, écrit, bon usage courant. TOEIC : 760</text:p>
      <text:h text:style-name="P30" text:outline-level="5"><text:span text:style-name="T57"></text:span><text:span text:style-name="T56"> </text:span>C<text:span text:style-name="T36">ompétences informatiques</text:span></text:h>
      <text:section text:style-name="Sect1" text:name="Section1">
        <text:p text:style-name="P11">Développement</text:p>
        <text:p text:style-name="P4"><text:span text:style-name="T12">Golang, </text:span><text:span text:style-name="T11">Python, Php, HTML, Java,</text:span><text:span text:style-name="T1"> </text:span><text:span text:style-name="T11">XML</text:span></text:p>
        <text:p text:style-name="P4"><text:span text:style-name="T8">Programmation objet, Design Patterns, </text:span><text:span text:style-name="T14">Eclipse</text:span></text:p>
        <text:p text:style-name="P12">Système/Réseau</text:p>
        <text:p text:style-name="P6">Architecture, interconnexion des réseaux (théorie)<text:line-break/>Linux, Xen, <text:span text:style-name="T46">Proxmox, </text:span>Windows</text:p>
      </text:section>
      <text:section text:style-name="Sect2" text:name="Section2">
        <text:h text:style-name="P32" text:outline-level="4"><text:span text:style-name="T57"></text:span><text:span text:style-name="T56"> Intérêt</text:span></text:h>
        <text:p text:style-name="P9"><text:span text:style-name="T7">B.A.F.A. </text:span><text:span text:style-name="T8">obtenu en décembre 1999, Ju Jitsu </text:span><text:span text:style-name="T10">(CN1)</text:span><text:span text:style-name="T8">, moto, lecture scientifiqu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ontAwesome" svg:font-family="FontAwesome"/>
    <style:font-face style:name="Helvetica" svg:font-family="Helvetica"/>
    <style:font-face style:name="Lucidasans1" svg:font-family="Lucidasans"/>
    <style:font-face style:name="Times" svg:font-family="Times"/>
    <style:font-face style:name="Courier New" svg:font-family="'Courier New'" style:font-family-generic="modern"/>
    <style:font-face style:name="C059" svg:font-family="C059" style:font-pitch="variable"/>
    <style:font-face style:name="DejaVu Serif" svg:font-family="'DejaVu Serif'" style:font-pitch="variable"/>
    <style:font-face style:name="LM Roman 8" svg:font-family="'LM Roman 8'" style:font-pitch="variable"/>
    <style:font-face style:name="Ubuntu" svg:font-family="Ubuntu" style:font-pitch="variable"/>
    <style:font-face style:name="cmex10" svg:font-family="cmex10" style:font-pitch="variable"/>
    <style:font-face style:name="cmr10" svg:font-family="cmr10" style:font-pitch="variable"/>
    <style:font-face style:name="cmsy10" svg:font-family="cmsy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stroke-dash draw:name="Dashed_20__28_var_29__20_1" draw:display-name="Dashed (var) 1" draw:style="rect" draw:dots2="1" draw:dots2-length="0.105cm" draw:distance="0.07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fr" fo:country="FR" style:font-name-asian="DejaVuSans" style:font-size-asian="10.5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vetica" fo:font-family="Helvetica" fo:font-size="14pt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2.251cm"/>
        </style:tab-stops>
      </style:paragraph-properties>
      <style:text-properties style:font-name="Tahoma" fo:font-family="Tahoma" style:font-family-generic="swiss" style:font-pitch="variable" fo:font-size="11pt" style:font-size-asian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Lucidasans1" style:font-family-complex="Lucidasan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26pt" style:text-underline-style="solid" style:text-underline-width="auto" style:text-underline-color="font-color" fo:font-weight="bold" style:font-size-asian="2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487cm" fo:margin-right="0cm" fo:text-align="justify" style:justify-single-word="false" fo:text-indent="-2.487cm" style:auto-text-indent="false" fo:keep-with-next="always">
        <style:tab-stops>
          <style:tab-stop style:position="-0.236cm"/>
        </style:tab-stops>
      </style:paragraph-properties>
      <style:text-properties style:font-name="Arial" fo:font-family="Arial" style:font-family-generic="swiss" style:font-pitch="variable" fo:font-size="11pt" style:text-underline-style="solid" style:text-underline-width="auto" style:text-underline-color="font-color" style:font-size-asian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49cm" fo:margin-right="0cm" fo:text-align="justify" style:justify-single-word="false" fo:text-indent="-2.249cm" style:auto-text-indent="false" fo:keep-with-next="always">
        <style:tab-stops>
          <style:tab-stop style:position="0.002cm"/>
        </style:tab-stops>
      </style:paragraph-properties>
      <style:text-properties style:font-name="Arial" fo:font-family="Arial" style:font-family-generic="swiss" style:font-pitch="variable" fo:font-size="11pt" style:text-underline-style="solid" style:text-underline-width="auto" style:text-underline-color="font-color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12cm" fo:margin-bottom="0cm" loext:contextual-spacing="false" fo:text-align="center" style:justify-single-word="false" fo:orphans="0" fo:widows="0" fo:keep-with-next="always"/>
      <style:text-properties style:font-name="Arial" fo:font-family="Arial" style:font-family-generic="swiss" style:font-pitch="variable" fo:font-size="16pt" fo:font-weight="bold" style:font-size-asian="16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12cm" fo:margin-bottom="0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font-size-asian="14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0cm" fo:text-indent="-5.001cm" style:auto-text-indent="false" fo:keep-with-next="always">
        <style:tab-stops>
          <style:tab-stop style:position="0cm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/>
    </style:style>
    <style:style style:name="Text_20_body_20_indent" style:display-name="Text body indent" style:family="paragraph" style:parent-style-name="Standard" style:class="text">
      <style:paragraph-properties fo:margin-left="2.249cm" fo:margin-right="0cm" fo:text-align="justify" style:justify-single-word="false" fo:text-indent="-2.249cm" style:auto-text-indent="false" fo:keep-with-next="always">
        <style:tab-stops>
          <style:tab-stop style:position="0.002cm"/>
        </style:tab-stops>
      </style:paragraph-properties>
      <style:text-properties fo:font-size="12pt" style:font-size-asian="12pt"/>
    </style:style>
    <style:style style:name="Retrait_20_corps_20_de_20_texte_20_2" style:display-name="Retrait corps de texte 2" style:family="paragraph" style:parent-style-name="Standard">
      <style:paragraph-properties fo:margin-left="2.487cm" fo:margin-right="0cm" fo:text-align="justify" style:justify-single-word="false" fo:text-indent="-2.487cm" style:auto-text-indent="false">
        <style:tab-stops>
          <style:tab-stop style:position="-0.236cm"/>
        </style:tab-stops>
      </style:paragraph-properties>
      <style:text-properties style:font-name="Tahoma" fo:font-family="Tahoma" style:font-family-generic="swiss" style:font-pitch="variable" fo:font-size="12pt" style:font-size-asian="12pt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Corps_20_de_20_texte_20_2" style:display-name="Corps de texte 2" style:family="paragraph" style:parent-style-name="Standard">
      <style:paragraph-properties fo:margin-left="0cm" fo:margin-right="-14.803cm" fo:margin-top="0.212cm" fo:margin-bottom="0cm" loext:contextual-spacing="false" fo:text-align="justify" style:justify-single-word="false" fo:orphans="0" fo:widows="0" fo:text-indent="0cm" style:auto-text-indent="false"/>
      <style:text-properties style:font-name="Arial" fo:font-family="Arial" style:font-family-generic="swiss" style:font-pitch="variable" fo:font-size="12pt" style:font-size-asian="12pt"/>
    </style:style>
    <style:style style:name="Retrait_20_corps_20_de_20_texte_20_3" style:display-name="Retrait corps de texte 3" style:family="paragraph" style:parent-style-name="Standard">
      <style:paragraph-properties fo:margin-left="2.487cm" fo:margin-right="0cm" fo:margin-top="0.212cm" fo:margin-bottom="0cm" loext:contextual-spacing="false" fo:orphans="0" fo:widows="0" fo:text-indent="-2.487cm" style:auto-text-indent="false"/>
      <style:text-properties style:font-name="Arial" fo:font-family="Arial" style:font-family-generic="swiss" style:font-pitch="variable" fo:font-size="12pt" style:font-size-asian="12pt"/>
    </style:style>
    <style:style style:name="Corps_20_de_20_texte_20_3" style:display-name="Corps de texte 3" style:family="paragraph" style:parent-style-name="Standard">
      <style:paragraph-properties fo:margin-top="0.212cm" fo:margin-bottom="0cm" loext:contextual-spacing="false">
        <style:tab-stops>
          <style:tab-stop style:position="4.501cm" style:leader-style="dotted" style:leader-text="."/>
        </style:tab-stops>
      </style:paragraph-properties>
      <style:text-properties style:font-name="Arial" fo:font-family="Arial" style:font-family-generic="swiss" style:font-pitch="variable" fo:font-size="12pt" style:font-size-asian="12pt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ender" style:family="paragraph" style:parent-style-name="Standard" style:class="extra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Commentaire" style:family="paragraph" style:parent-style-name="Standard"/>
    <style:style style:name="Date" style:family="paragraph" style:parent-style-name="Standard" style:nex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n-tête_20_de_20_message" style:display-name="En-tête de message" style:family="paragraph" style:parent-style-name="Standard">
      <loext:graphic-properties draw:fill="solid" draw:fill-color="#cccccc" draw:opacity="100%"/>
      <style:paragraph-properties fo:margin-left="2cm" fo:margin-right="0cm" fo:text-indent="-2cm" style:auto-text-indent="false" fo:background-color="#cccccc" fo:padding="0.035cm" fo:border="0.51pt solid #000000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Formule_20_politesse" style:display-name="Formule politesse" style:family="paragraph" style:parent-style-name="Standard">
      <style:paragraph-properties fo:margin-left="7.5cm" fo:margin-right="0cm" fo:text-indent="0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Index_20_4" style:display-name="Index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Liste_20_2" style:display-name="Liste 2" style:family="paragraph" style:parent-style-name="Standard">
      <style:paragraph-properties fo:margin-left="0.998cm" fo:margin-right="0cm" fo:text-indent="-0.499cm" style:auto-text-indent="false"/>
    </style:style>
    <style:style style:name="Liste_20_3" style:display-name="Liste 3" style:family="paragraph" style:parent-style-name="Standard">
      <style:paragraph-properties fo:margin-left="1.498cm" fo:margin-right="0cm" fo:text-indent="-0.499cm" style:auto-text-indent="false"/>
    </style:style>
    <style:style style:name="Liste_20_4" style:display-name="Liste 4" style:family="paragraph" style:parent-style-name="Standard">
      <style:paragraph-properties fo:margin-left="1.997cm" fo:margin-right="0cm" fo:text-indent="-0.499cm" style:auto-text-indent="false"/>
    </style:style>
    <style:style style:name="Liste_20_5" style:display-name="Liste 5" style:family="paragraph" style:parent-style-name="Standard">
      <style:paragraph-properties fo:margin-left="2.496cm" fo:margin-right="0cm" fo:text-indent="-0.499cm" style:auto-text-indent="false"/>
    </style:style>
    <style:style style:name="Liste_20_à_20_numéros" style:display-name="Liste à numéros" style:family="paragraph" style:parent-style-name="Standard" style:list-style-name="WW8Num9">
      <style:paragraph-properties fo:margin-left="0cm" fo:margin-right="0cm" fo:text-indent="0cm" style:auto-text-indent="false"/>
    </style:style>
    <style:style style:name="Liste_20_à_20_numéros_20_2" style:display-name="Liste à numéros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_20_à_20_numéros_20_4" style:display-name="Liste à numéros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_20_à_20_numéros_20_5" style:display-name="Liste à numéros 5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puces" style:display-name="Liste à puces" style:family="paragraph" style:parent-style-name="Standard" style:list-style-name="WW8Num10">
      <style:paragraph-properties fo:margin-left="0cm" fo:margin-right="0cm" fo:text-indent="0cm" style:auto-text-indent="false"/>
    </style:style>
    <style:style style:name="Liste_20_à_20_puces_20_2" style:display-name="Liste à puces 2" style:family="paragraph" style:parent-style-name="Standard" style:list-style-name="WW8Num8">
      <style:paragraph-properties fo:margin-left="0cm" fo:margin-right="0cm" fo:text-indent="0cm" style:auto-text-indent="false"/>
    </style:style>
    <style:style style:name="Liste_20_à_20_puces_20_3" style:display-name="Liste à puces 3" style:family="paragraph" style:parent-style-name="Standard" style:list-style-name="WW8Num7">
      <style:paragraph-properties fo:margin-left="0cm" fo:margin-right="0cm" fo:text-indent="0cm" style:auto-text-indent="false"/>
    </style:style>
    <style:style style:name="Liste_20_à_20_puces_20_4" style:display-name="Liste à puces 4" style:family="paragraph" style:parent-style-name="Standard" style:list-style-name="WW8Num6">
      <style:paragraph-properties fo:margin-left="0cm" fo:margin-right="0cm" fo:text-indent="0cm" style:auto-text-indent="false"/>
    </style:style>
    <style:style style:name="Liste_20_à_20_puces_20_5" style:display-name="Liste à puces 5" style:family="paragraph" style:parent-style-name="Standard" style:list-style-name="WW8Num5">
      <style:paragraph-properties fo:margin-left="0cm" fo:margin-right="0cm" fo:text-indent="0cm" style:auto-text-indent="false"/>
    </style:style>
    <style:style style:name="Liste_20_continue" style:display-name="Liste continue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1.997cm" fo:margin-right="0cm" fo:margin-top="0cm" fo:margin-bottom="0.212cm" loext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2.496cm" fo:margin-right="0cm" fo:margin-top="0cm" fo:margin-bottom="0.212cm" loext:contextual-spacing="false" fo:text-indent="0cm" style:auto-text-indent="false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Normal_20_centré" style:display-name="Normal centré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formaté_20_HTML" style:display-name="Préformaté HTML" style:family="paragraph" style:parent-style-name="Standard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Retrait_20_1re_20_ligne" style:display-name="Retrait 1re ligne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.37cm" style:auto-text-indent="false">
        <style:tab-stops/>
      </style:paragraph-properties>
      <style:text-properties style:font-name="Times New Roman" fo:font-family="'Times New Roman'" style:font-family-generic="roman" style:font-pitch="variable" fo:font-size="10pt" style:font-size-asian="10pt"/>
    </style:style>
    <style:style style:name="Retrait_20_corps_20_et_20_1re_20_lig." style:display-name="Retrait corps et 1re lig." style:family="paragraph" style:parent-style-name="Text_20_body_20_indent">
      <style:paragraph-properties fo:margin-left="0.499cm" fo:margin-right="0cm" fo:margin-top="0cm" fo:margin-bottom="0.212cm" loext:contextual-spacing="false" fo:text-align="start" style:justify-single-word="false" fo:text-indent="0.37cm" style:auto-text-indent="false" fo:keep-with-next="auto">
        <style:tab-stops/>
      </style:paragraph-properties>
      <style:text-properties fo:font-size="10pt" style:font-size-asian="10pt"/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Signature_20_électronique" style:display-name="Signature électronique" style:family="paragraph" style:parent-style-name="Standard"/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des_20_illustrations" style:display-name="Table des illustration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Texte_20_brut" style:display-name="Texte brut" style:family="paragraph" style:parent-style-name="Standard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Texte_20_de_20_macro" style:display-name="Texte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fr" fo:country="FR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 style:font-size-complex="10pt" style:language-complex="ar" style:country-complex="SA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itre_20_de_20_note" style:display-name="Titre de note" style:family="paragraph" style:parent-style-name="Standard" style:next-style-name="Standard"/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re_20_TR" style:display-name="Titre TR" style:family="paragraph" style:parent-style-name="Standard" style:next-style-name="Standard">
      <style:paragraph-properties fo:margin-top="0.212cm" fo:margin-bottom="0cm" loext:contextual-spacing="false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.635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7pt" style:font-size-asian="7pt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5z0" style:family="text">
      <style:text-properties style:font-name="Wingdings" fo:font-family="Wingdings" style:font-pitch="variable" style:font-charset="x-symbol" fo:font-size="8pt" style:font-size-asian="8pt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 fo:font-size="8pt" style:font-size-asian="8pt"/>
    </style:style>
    <style:style style:name="WW8Num30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31z0" style:family="text">
      <style:text-properties style:font-name="Wingdings" fo:font-family="Wingdings" style:font-pitch="variable" style:font-charset="x-symbol" fo:font-size="8pt" style:font-size-asian="8pt"/>
    </style:style>
    <style:style style:name="WW8Num32z0" style:family="text">
      <style:text-properties style:font-name="Wingdings" fo:font-family="Wingdings" style:font-pitch="variable" style:font-charset="x-symbol" fo:font-size="8pt" style:font-size-asian="8pt"/>
    </style:style>
    <style:style style:name="WW8Num33z0" style:family="text">
      <style:text-properties style:font-name="Wingdings" fo:font-family="Wingdings" style:font-pitch="variable" style:font-charset="x-symbol" fo:font-size="8pt" style:font-size-asian="8pt"/>
    </style:style>
    <style:style style:name="WW8Num34z0" style:family="text">
      <style:text-properties style:font-name="Wingdings" fo:font-family="Wingdings" style:font-pitch="variable" style:font-charset="x-symbol" fo:font-size="7pt" style:font-size-asian="7pt"/>
    </style:style>
    <style:style style:name="WW8Num35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8z0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39z3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 fo:font-size="8pt" style:font-size-asian="8pt"/>
    </style:style>
    <style:style style:name="WW8Num41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3z0" style:family="text">
      <style:text-properties style:font-name="Wingdings" fo:font-family="Wingdings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8pt" style:font-size-asian="8pt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8z0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Wingdings" fo:font-family="Wingdings" style:font-pitch="variable" style:font-charset="x-symbol" fo:font-size="7pt" style:font-size-asian="7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" fo:font-family="Wingdings" style:font-pitch="variable" style:font-charset="x-symbol" fo:font-size="8pt" style:font-size-asian="8pt"/>
    </style:style>
    <style:style style:name="WW8Num56z0" style:family="text">
      <style:text-properties style:font-name="Wingdings" fo:font-family="Wingdings" style:font-pitch="variable" style:font-charset="x-symbol" fo:font-size="7pt" style:font-size-asian="7pt"/>
    </style:style>
    <style:style style:name="WW8Num57z0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/>
    </style:style>
    <style:style style:name="WW8Num59z0" style:family="text">
      <style:text-properties style:font-name="Courier New" fo:font-family="'Courier New'" style:font-family-generic="modern"/>
    </style:style>
    <style:style style:name="WW8Num59z2" style:family="text">
      <style:text-properties style:font-name="Wingdings" fo:font-family="Wingdings" style:font-pitch="variable" style:font-charset="x-symbol"/>
    </style:style>
    <style:style style:name="WW8Num59z3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0z3" style:family="text">
      <style:text-properties style:font-name="Symbol" fo:font-family="Symbol" style:font-family-generic="roman" style:font-pitch="variable" style:font-charset="x-symbol"/>
    </style:style>
    <style:style style:name="WW8Num61z0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space-before="0.635cm" text:min-label-distance="0.381cm"/>
      </text:outline-level-style>
      <text:outline-level-style text:level="2" style:num-format="">
        <style:list-level-properties text:space-before="0.635cm" text:min-label-distance="0.381cm"/>
      </text:outline-level-style>
      <text:outline-level-style text:level="3" style:num-format="">
        <style:list-level-properties text:space-before="0.635cm" text:min-label-distance="0.381cm"/>
      </text:outline-level-style>
      <text:outline-level-style text:level="4" style:num-format="">
        <style:list-level-properties text:space-before="0.635cm" text:min-label-distance="0.381cm"/>
      </text:outline-level-style>
      <text:outline-level-style text:level="5" style:num-format="">
        <style:list-level-properties text:space-before="0.635cm" text:min-label-distance="0.381cm"/>
      </text:outline-level-style>
      <text:outline-level-style text:level="6" style:num-format="">
        <style:list-level-properties text:space-before="0.635cm" text:min-label-distance="0.381cm"/>
      </text:outline-level-style>
      <text:outline-level-style text:level="7" style:num-format="">
        <style:list-level-properties text:space-before="0.635cm" text:min-label-distance="0.381cm"/>
      </text:outline-level-style>
      <text:outline-level-style text:level="8" style:num-format="">
        <style:list-level-properties text:space-before="0.635cm" text:min-label-distance="0.381cm"/>
      </text:outline-level-style>
      <text:outline-level-style text:level="9" style:num-format="">
        <style:list-level-properties text:space-before="0.635cm" text:min-label-distance="0.381cm"/>
      </text:outline-level-style>
      <text:outline-level-style text:level="10" style:num-format="">
        <style:list-level-properties text:space-before="0.635cm"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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bullet-char="o">
        <style:list-level-properties text:space-before="1cm" text:min-label-width="1cm"/>
        <style:text-properties fo:font-family="StarSymbol"/>
      </text:list-level-style-bullet>
      <text:list-level-style-bullet text:level="2" text:style-name="WW8Num13z1" text:bullet-char="o">
        <style:list-level-properties text:space-before="2.771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4.041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5.311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581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7.851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9.121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391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1.66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bullet-char="o">
        <style:list-level-properties text:space-before="1cm"/>
        <style:text-properties fo:font-family="StarSymbol"/>
      </text:list-level-style-bullet>
      <text:list-level-style-bullet text:level="2" text:style-name="WW8Num16z1" text:bullet-char="o">
        <style:list-level-properties text:space-before="2.771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4.041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5.311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6.581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7.851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9.121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10.391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1.66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bullet-char="o">
        <style:list-level-properties text:space-before="1.501cm" text:min-label-width="0.499cm"/>
        <style:text-properties fo:font-family="StarSymbol"/>
      </text:list-level-style-bullet>
      <text:list-level-style-bullet text:level="2" text:style-name="WW8Num19z1" text:bullet-char="o">
        <style:list-level-properties text:space-before="2.771cm" text:min-label-width="0.635cm"/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space-before="4.041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5.311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581cm" text:min-label-width="0.635cm"/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space-before="7.851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9.121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391cm" text:min-label-width="0.635cm"/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space-before="11.66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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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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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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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o">
        <style:list-level-properties text:space-before="1.501cm" text:min-label-width="0.635cm"/>
        <style:text-properties fo:font-family="'Courier New'" style:font-family-generic="modern" style:font-pitch="fixed"/>
      </text:list-level-style-bullet>
      <text:list-level-style-bullet text:level="2" text:style-name="WW8Num38z0" text:bullet-char="o">
        <style:list-level-properties text:space-before="2.771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4.041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5.311cm" text:min-label-width="0.635cm"/>
        <style:text-properties style:font-name="Symbol"/>
      </text:list-level-style-bullet>
      <text:list-level-style-bullet text:level="5" text:style-name="WW8Num38z0" text:bullet-char="o">
        <style:list-level-properties text:space-before="6.581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7.851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9.121cm" text:min-label-width="0.635cm"/>
        <style:text-properties style:font-name="Symbol"/>
      </text:list-level-style-bullet>
      <text:list-level-style-bullet text:level="8" text:style-name="WW8Num38z0" text:bullet-char="o">
        <style:list-level-properties text:space-before="10.391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1.66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bullet-char="o">
        <style:list-level-properties text:space-before="1.365cm"/>
        <style:text-properties fo:font-family="StarSymbol"/>
      </text:list-level-style-bullet>
      <text:list-level-style-bullet text:level="2" text:style-name="WW8Num39z1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39z3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39z3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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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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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">
        <style:list-level-properties text:space-before="1.50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o">
        <style:list-level-properties text:space-before="2.501cm" text:min-label-width="0.635cm"/>
        <style:text-properties fo:font-family="'Courier New'" style:font-family-generic="modern" style:font-pitch="fixed"/>
      </text:list-level-style-bullet>
      <text:list-level-style-bullet text:level="2" text:style-name="WW8Num59z0" text:bullet-char="o">
        <style:list-level-properties text:space-before="3.771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5.041cm" text:min-label-width="0.635cm"/>
        <style:text-properties style:font-name="Wingdings"/>
      </text:list-level-style-bullet>
      <text:list-level-style-bullet text:level="4" text:style-name="WW8Num59z3" text:bullet-char="">
        <style:list-level-properties text:space-before="6.311cm" text:min-label-width="0.635cm"/>
        <style:text-properties style:font-name="Symbol"/>
      </text:list-level-style-bullet>
      <text:list-level-style-bullet text:level="5" text:style-name="WW8Num59z0" text:bullet-char="o">
        <style:list-level-properties text:space-before="7.581cm" text:min-label-width="0.635cm"/>
        <style:text-properties fo:font-family="'Courier New'" style:font-family-generic="modern" style:font-pitch="fixed"/>
      </text:list-level-style-bullet>
      <text:list-level-style-bullet text:level="6" text:style-name="WW8Num59z2" text:bullet-char="">
        <style:list-level-properties text:space-before="8.851cm" text:min-label-width="0.635cm"/>
        <style:text-properties style:font-name="Wingdings"/>
      </text:list-level-style-bullet>
      <text:list-level-style-bullet text:level="7" text:style-name="WW8Num59z3" text:bullet-char="">
        <style:list-level-properties text:space-before="10.121cm" text:min-label-width="0.635cm"/>
        <style:text-properties style:font-name="Symbol"/>
      </text:list-level-style-bullet>
      <text:list-level-style-bullet text:level="8" text:style-name="WW8Num59z0" text:bullet-char="o">
        <style:list-level-properties text:space-before="11.391cm" text:min-label-width="0.635cm"/>
        <style:text-properties fo:font-family="'Courier New'" style:font-family-generic="modern" style:font-pitch="fixed"/>
      </text:list-level-style-bullet>
      <text:list-level-style-bullet text:level="9" text:style-name="WW8Num59z2" text:bullet-char="">
        <style:list-level-properties text:space-before="12.66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bullet-char="o">
        <style:list-level-properties text:space-before="1cm"/>
        <style:text-properties fo:font-family="StarSymbol"/>
      </text:list-level-style-bullet>
      <text:list-level-style-bullet text:level="2" text:style-name="WW8Num60z1" text:bullet-char="o">
        <style:list-level-properties text:space-before="2.771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4.041cm" text:min-label-width="0.635cm"/>
        <style:text-properties style:font-name="Wingdings"/>
      </text:list-level-style-bullet>
      <text:list-level-style-bullet text:level="4" text:style-name="WW8Num60z3" text:bullet-char="">
        <style:list-level-properties text:space-before="5.311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6.581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7.851cm" text:min-label-width="0.635cm"/>
        <style:text-properties style:font-name="Wingdings"/>
      </text:list-level-style-bullet>
      <text:list-level-style-bullet text:level="7" text:style-name="WW8Num60z3" text:bullet-char="">
        <style:list-level-properties text:space-before="9.121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10.391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1.66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6cm" fo:margin-right="1.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>BELLEMBOIS Thomas</dc:title>
    <meta:creation-date>2017-05-10T11:11:07.128574076</meta:creation-date>
    <meta:editing-cycles>15</meta:editing-cycles>
    <meta:editing-duration>PT25M21S</meta:editing-duration>
    <dc:date>2017-05-16T19:58:29.705022079</dc:date>
    <meta:document-statistic meta:table-count="0" meta:image-count="0" meta:object-count="0" meta:page-count="1" meta:paragraph-count="44" meta:word-count="400" meta:character-count="2860" meta:non-whitespace-character-count="2519"/>
    <meta:user-defined meta:name="Info 1"/>
    <meta:user-defined meta:name="Info 2"/>
    <meta:user-defined meta:name="Info 3"/>
    <meta:user-defined meta:name="Info 4"/>
  </office:meta>
</office:document-meta>
</file>